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List_20_Paragraph">
      <style:paragraph-properties fo:margin-left="0cm" fo:margin-right="0cm" fo:text-indent="0cm" style:auto-text-indent="false"/>
      <style:text-properties officeooo:paragraph-rsid="000d1178"/>
    </style:style>
    <style:style style:name="P2" style:family="paragraph" style:parent-style-name="List_20_Paragraph">
      <style:paragraph-properties fo:margin-left="0cm" fo:margin-right="0cm" fo:text-indent="0cm" style:auto-text-indent="false"/>
      <style:text-properties officeooo:rsid="000d1178" officeooo:paragraph-rsid="000d1178"/>
    </style:style>
    <style:style style:name="P3" style:family="paragraph" style:parent-style-name="List_20_Paragraph">
      <style:paragraph-properties fo:margin-left="0cm" fo:margin-right="0cm" fo:text-indent="0cm" style:auto-text-indent="false"/>
      <style:text-properties officeooo:rsid="000eb06f" officeooo:paragraph-rsid="000eb06f"/>
    </style:style>
    <style:style style:name="P4" style:family="paragraph" style:parent-style-name="List_20_Paragraph">
      <style:paragraph-properties fo:margin-left="0cm" fo:margin-right="0cm" fo:text-indent="0cm" style:auto-text-indent="false"/>
      <style:text-properties officeooo:rsid="000eb06f" officeooo:paragraph-rsid="000f598f"/>
    </style:style>
    <style:style style:name="P5" style:family="paragraph" style:parent-style-name="List_20_Paragraph">
      <style:paragraph-properties fo:margin-left="0cm" fo:margin-right="0cm" fo:text-indent="0cm" style:auto-text-indent="false"/>
      <style:text-properties officeooo:rsid="000f598f" officeooo:paragraph-rsid="000f598f"/>
    </style:style>
    <style:style style:name="P6" style:family="paragraph" style:parent-style-name="List_20_Paragraph">
      <style:paragraph-properties fo:margin-left="0cm" fo:margin-right="0cm" fo:text-indent="0cm" style:auto-text-indent="false"/>
      <style:text-properties officeooo:rsid="0010c0e6" officeooo:paragraph-rsid="0010c0e6"/>
    </style:style>
    <style:style style:name="P7" style:family="paragraph" style:parent-style-name="List_20_Paragraph">
      <style:paragraph-properties fo:margin-left="0cm" fo:margin-right="0cm" fo:text-indent="0cm" style:auto-text-indent="false"/>
      <style:text-properties officeooo:rsid="0010c0e6" officeooo:paragraph-rsid="001ad3f1"/>
    </style:style>
    <style:style style:name="P8" style:family="paragraph" style:parent-style-name="List_20_Paragraph">
      <style:paragraph-properties fo:margin-left="0cm" fo:margin-right="0cm" fo:text-indent="0cm" style:auto-text-indent="false"/>
      <style:text-properties officeooo:rsid="00142bdc" officeooo:paragraph-rsid="00142bdc"/>
    </style:style>
    <style:style style:name="P9" style:family="paragraph" style:parent-style-name="List_20_Paragraph">
      <style:paragraph-properties fo:margin-left="0cm" fo:margin-right="0cm" fo:text-indent="0cm" style:auto-text-indent="false"/>
      <style:text-properties officeooo:paragraph-rsid="00151fb9"/>
    </style:style>
    <style:style style:name="P10" style:family="paragraph" style:parent-style-name="List_20_Paragraph">
      <style:paragraph-properties fo:margin-left="0cm" fo:margin-right="0cm" fo:text-indent="0cm" style:auto-text-indent="false"/>
      <style:text-properties fo:font-weight="normal" officeooo:rsid="00159b17" officeooo:paragraph-rsid="00159b17" style:font-weight-asian="normal" style:font-weight-complex="normal"/>
    </style:style>
    <style:style style:name="P11" style:family="paragraph" style:parent-style-name="List_20_Paragraph">
      <style:paragraph-properties fo:margin-left="0cm" fo:margin-right="0cm" fo:text-indent="0cm" style:auto-text-indent="false"/>
      <style:text-properties fo:font-weight="normal" officeooo:rsid="001ad3f1" officeooo:paragraph-rsid="001ad3f1" style:font-weight-asian="normal" style:font-weight-complex="normal"/>
    </style:style>
    <style:style style:name="P12" style:family="paragraph" style:parent-style-name="List_20_Paragraph">
      <style:paragraph-properties fo:margin-left="0cm" fo:margin-right="0cm" fo:text-indent="0cm" style:auto-text-indent="false"/>
      <style:text-properties fo:font-weight="normal" officeooo:rsid="001ad3f1" officeooo:paragraph-rsid="001be71a" style:font-weight-asian="normal" style:font-weight-complex="normal"/>
    </style:style>
    <style:style style:name="P13" style:family="paragraph" style:parent-style-name="List_20_Paragraph">
      <style:paragraph-properties fo:margin-left="0cm" fo:margin-right="0cm" fo:text-indent="0cm" style:auto-text-indent="false"/>
      <style:text-properties fo:font-weight="normal" officeooo:rsid="001be71a" officeooo:paragraph-rsid="001be71a" style:font-weight-asian="normal" style:font-weight-complex="normal"/>
    </style:style>
    <style:style style:name="P14" style:family="paragraph" style:parent-style-name="List_20_Paragraph">
      <style:paragraph-properties fo:margin-left="0cm" fo:margin-right="0cm" fo:text-indent="0cm" style:auto-text-indent="false"/>
      <style:text-properties fo:font-weight="normal" officeooo:rsid="001cad5c" officeooo:paragraph-rsid="001cad5c" style:font-weight-asian="normal" style:font-weight-complex="normal"/>
    </style:style>
    <style:style style:name="P15" style:family="paragraph" style:parent-style-name="List_20_Paragraph">
      <style:paragraph-properties fo:margin-left="0cm" fo:margin-right="0cm" fo:text-indent="0cm" style:auto-text-indent="false"/>
      <style:text-properties officeooo:paragraph-rsid="00159b17"/>
    </style:style>
    <style:style style:name="P16" style:family="paragraph" style:parent-style-name="List_20_Paragraph">
      <style:paragraph-properties fo:margin-left="0cm" fo:margin-right="0cm" fo:text-indent="0cm" style:auto-text-indent="false"/>
      <style:text-properties officeooo:rsid="001cad5c" officeooo:paragraph-rsid="001cad5c"/>
    </style:style>
    <style:style style:name="T1" style:family="text">
      <style:text-properties fo:font-size="12pt" fo:font-weight="bold" style:font-size-asian="12pt" style:font-weight-asian="bold" style:font-name-complex="Arial" style:font-size-complex="12pt"/>
    </style:style>
    <style:style style:name="T2" style:family="text">
      <style:text-properties fo:font-size="12pt" fo:font-weight="bold" officeooo:rsid="001ae9a8" style:font-size-asian="12pt" style:font-weight-asian="bold" style:font-name-complex="Arial" style:font-size-complex="12pt"/>
    </style:style>
    <style:style style:name="T3" style:family="text">
      <style:text-properties fo:font-size="12pt" fo:font-weight="bold" style:font-size-asian="12pt" style:font-weight-asian="bold" style:font-name-complex="Calibri" style:font-size-complex="12pt"/>
    </style:style>
    <style:style style:name="T4" style:family="text">
      <style:text-properties fo:font-size="12pt" style:font-size-asian="12pt" style:font-name-complex="Arial" style:font-size-complex="12pt"/>
    </style:style>
    <style:style style:name="T5" style:family="text">
      <style:text-properties fo:font-size="12pt" officeooo:rsid="001ad3f1" style:font-size-asian="12pt" style:font-name-complex="Arial" style:font-size-complex="12pt"/>
    </style:style>
    <style:style style:name="T6" style:family="text">
      <style:text-properties fo:font-size="12pt" officeooo:rsid="001ae9a8" style:font-size-asian="12pt" style:font-name-complex="Arial" style:font-size-complex="12pt"/>
    </style:style>
    <style:style style:name="T7" style:family="text">
      <style:text-properties fo:font-size="12pt" officeooo:rsid="001c3c4f" style:font-size-asian="12pt" style:font-name-complex="Arial" style:font-size-complex="12pt"/>
    </style:style>
    <style:style style:name="T8" style:family="text">
      <style:text-properties fo:font-size="12pt" style:font-size-asian="12pt" style:font-name-complex="Calibri" style:font-size-complex="12pt"/>
    </style:style>
    <style:style style:name="T9" style:family="text">
      <style:text-properties fo:font-size="12pt" officeooo:rsid="001ae9a8" style:font-size-asian="12pt" style:font-name-complex="Calibri" style:font-size-complex="12pt"/>
    </style:style>
    <style:style style:name="T10" style:family="text">
      <style:text-properties fo:font-size="12pt" officeooo:rsid="001be71a" style:font-size-asian="12pt" style:font-name-complex="Calibri" style:font-size-complex="12pt"/>
    </style:style>
    <style:style style:name="T11" style:family="text">
      <style:text-properties style:font-name-complex="Calibri"/>
    </style:style>
    <style:style style:name="T12" style:family="text">
      <style:text-properties officeooo:rsid="0010c0e6" style:font-name-complex="Calibri"/>
    </style:style>
    <style:style style:name="T13" style:family="text">
      <style:text-properties officeooo:rsid="0012b0b1" style:font-name-complex="Calibri"/>
    </style:style>
    <style:style style:name="T14" style:family="text">
      <style:text-properties officeooo:rsid="00138614" style:font-name-complex="Calibri"/>
    </style:style>
    <style:style style:name="T15" style:family="text">
      <style:text-properties officeooo:rsid="00142bdc" style:font-name-complex="Calibri"/>
    </style:style>
    <style:style style:name="T16" style:family="text">
      <style:text-properties officeooo:rsid="001445b0" style:font-name-complex="Calibri"/>
    </style:style>
    <style:style style:name="T17" style:family="text">
      <style:text-properties officeooo:rsid="0016b908" style:font-name-complex="Calibri"/>
    </style:style>
    <style:style style:name="T18" style:family="text">
      <style:text-properties officeooo:rsid="0016d7b9" style:font-name-complex="Calibri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T1">Středočeši, kteří do Prahy dojíždějí za prací a do školy, mají čím dál větší problémy se do metropole dostat. Příjezdové silnice bývají ve špičce ucpané, záchytná parkoviště u MHD jsou často přeplněná, v hlavním městě se rozšiřují rezidenční parkovací zóny. Jak to chcete řešit?</text:span></text:p>
      <text:p text:style-name="P9"><text:span text:style-name="T1"/></text:p>
      <text:p text:style-name="P10"><text:span text:style-name="T4">Přidržela bych se toho, co je v programu - tedy p</text:span><text:span text:style-name="T5">okračování a prohloubení stávajícího trendu</text:span><text:span text:style-name="T4"> integrace MHD s Prahou, rozšíření nočních spojů, jednotné jízdenky atd.</text:span></text:p>
      <text:p text:style-name="P10"><text:span text:style-name="T4">Dále urychlení vybudování železnice Praha-Kladno, pražského okruhu a D3, plus investovat rozumně do oprav a vylepšení stávající silniční a železniční infrastruktury. </text:span></text:p>
      <text:p text:style-name="P10"><text:span text:style-name="T4"/></text:p>
      <text:p text:style-name="P15"><text:span text:style-name="T1"/></text:p>
      <text:p text:style-name="P1"><text:span text:style-name="T1">Jste, nebo nejste pro vytvoření Národního parku Křivoklátsko a proč?</text:span><text:span text:style-name="T11"> </text:span></text:p>
      <text:p text:style-name="P2"><text:span text:style-name="T11"/></text:p>
      <text:p text:style-name="P5"><text:span text:style-name="T11">Tohle je takové vybušné téma.</text:span></text:p>
      <text:p text:style-name="P5"><text:span text:style-name="T11">NP se řeší už </text:span><text:span text:style-name="T12">strašně dlouho</text:span><text:span text:style-name="T11">,</text:span><text:span text:style-name="T12"> obce</text:span><text:span text:style-name="T13"> nejsou moc dobře informovány, zato</text:span><text:span text:style-name="T12"> se bojí </text:span><text:span text:style-name="T13">všech</text:span><text:span text:style-name="T12"> změn</text:span><text:span text:style-name="T13"> (ne nutně vlastní vinou, dost pochybuji, že by se někdo věnoval systematickému srozumitelnému vysvětlování problému)</text:span><text:span text:style-name="T12">,</text:span><text:span text:style-name="T11"> lesníci a myslivci přehánějí dopady jeho zřízení a zastánci z řad ekologů zase bagatelizují možná omezení </text:span><text:span text:style-name="T12">pro obyvatelstvo</text:span><text:span text:style-name="T11">, které by mohly po jeho zřízení nastat. </text:span></text:p>
      <text:p text:style-name="P5"><text:span text:style-name="T11"/></text:p>
      <text:p text:style-name="P6"><text:span text:style-name="T11">Asi bych se - pokud sám nemáš nějaký </text:span><text:span text:style-name="T14">rozhodný</text:span><text:span text:style-name="T11"> názor, který bys chtěl prezentovat - přidržela nějaké co nejneutrálnější odpovědi. Už vzhledem k případné povolební spolupráci se Zelenými, kteří jsou pochopitelně pro</text:span><text:span text:style-name="T14"> - a rozhodně vzhledem k volbám, kam půjde spousta lidí, kteří NP odmítají</text:span><text:span text:style-name="T15">.</text:span><text:span text:style-name="T17"> Možná nějak zdůraznit, že je důležité, aby šla ekologie s uživatelskou</text:span><text:span text:style-name="T18">, tedy občanskou</text:span><text:span text:style-name="T17"> přívětivostí ruku v ruce, protože to vede </text:span><text:span text:style-name="T18">k</text:span><text:span text:style-name="T17"> dlouhodobě udržitelným řešením. </text:span></text:p>
      <text:p text:style-name="P3"><text:span text:style-name="T11"/></text:p>
      <text:p text:style-name="P3"><text:span text:style-name="T11"/></text:p>
      <text:p text:style-name="P3"><text:span text:style-name="T11"/></text:p>
      <text:p text:style-name="P5"><text:span text:style-name="T11">Zdroje - ten z hlidacipes.org mi při</text:span><text:span text:style-name="T15">jde, co se </text:span><text:span text:style-name="T16">přehledu</text:span><text:span text:style-name="T15"> informací týče, asi nejlepší.</text:span></text:p>
      <text:p text:style-name="P5"><text:span text:style-name="T11"/></text:p>
      <text:p text:style-name="P4"><text:span text:style-name="T11">http://hlidacipes.org/narodni-park-krivoklatsko-bez-dopadu-na-zivoty-lidi-to-nepujde/</text:span></text:p>
      <text:p text:style-name="P5"><text:span text:style-name="T11">https://stredocech.cz/bude-z-krivoklatska-narodni-park/</text:span></text:p>
      <text:p text:style-name="P5"><text:span text:style-name="T11">http://www.ceskatelevize.cz/ct24/regiony/1504732-prece-jen-narodni-park-kraj-jedna-o-budoucnosti-krivoklatskych-hvozdu</text:span></text:p>
      <text:p text:style-name="P5"><text:span text:style-name="T11">http://www.ceskenoviny.cz/zpravy/vyhlaseni-np-krivoklatsko-lesnicky-park-znehodnoti-mini-kritici/1347953</text:span></text:p>
      <text:p text:style-name="P5"><text:span text:style-name="T11"/></text:p>
      <text:p text:style-name="P3"><text:span text:style-name="T11"/></text:p>
      <text:p text:style-name="P8"><text:span text:style-name="T11">Tady mají Lesy ČR grant na nějakou studii, ale vypadá to, že ještě není hotová, nebo minimálně zveřejněná.</text:span></text:p>
      <text:p text:style-name="P6"><text:span text:style-name="T11">http://www.lesycr.cz/odborne-rady/granty-a-dotace/Stranky/socialneekonomicke-dopady-v-regionu-krivoklatska-v-pripade-prevedeni-casti-uzemi-do-kategorie-uzivani-narodni-park.aspx?retUrl=%2Fodborne-rady%2Fgranty-a-dotace%2FStranky%2FprojectSummary.aspx</text:span></text:p>
      <text:p text:style-name="P16"><text:span text:style-name="T3"/></text:p>
      <text:p text:style-name="P14"><text:span text:style-name="T8">+ </text:span></text:p>
      <text:p text:style-name="P7"><text:span text:style-name="T3">Pokud vyhrajete volby, co uděláte ve vedení kraje jako první?</text:span></text:p>
      <text:p text:style-name="P11"><text:span text:style-name="T8">Tady </text:span><text:span text:style-name="T9">by se hodilo zmínit něco, co se stejně bude muset udělat jako jedna z prvních věcí</text:span><text:span text:style-name="T10">,</text:span><text:span text:style-name="T9"> vypadá</text:span><text:span text:style-name="T10"> to</text:span><text:span text:style-name="T9"> dobře pro voliče a nějak to souzní s pirátskými idejemi. </text:span><text:span text:style-name="T10">Zavedeme totálně otevřené hospodaření, majetkově se přiznáme etc. etc. </text:span></text:p>
      <text:p text:style-name="P11"><text:span text:style-name="T9"/></text:p>
      <text:p text:style-name="P12"><text:span text:style-name="T2">Měl by Středočeský kraj aktivně lákat investory? Pokud ano, jak a odkud?</text:span></text:p>
      <text:p text:style-name="P13"><text:span text:style-name="T6">P</text:span><text:span text:style-name="T4">ro začátek by asi stačilo lehce</text:span><text:span text:style-name="T7"> </text:span><text:span text:style-name="T4">rozšířit jejich diverzitu. Takže nějaké, kteří nejsou z Číny. </text:span></text:p>
      <text:p text:style-name="P13"><text:span text:style-name="T4">(ok, to </text:span><text:span text:style-name="T7">možná </text:span><text:span text:style-name="T4">ne, ale ta monotematičnost zahraničních investic v SčK za poslední</text:span><text:span text:style-name="T7"> dobu </text:span><text:span text:style-name="T4">je fascinující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ListLabel_20_1" style:display-name="ListLabel 1" style:family="text">
      <style:text-properties style:font-name-complex="Times New Roman" style:font-family-complex="'Times New Roman'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1T21:53:59.619000000</meta:creation-date>
    <dc:date>2016-08-21T23:08:55.173000000</dc:date>
    <meta:editing-duration>PT52M57S</meta:editing-duration>
    <meta:editing-cycles>17</meta:editing-cycles>
    <meta:generator>LibreOffice/5.1.3.2$Windows_x86 LibreOffice_project/644e4637d1d8544fd9f56425bd6cec110e49301b</meta:generator>
    <meta:document-statistic meta:table-count="0" meta:image-count="0" meta:object-count="0" meta:page-count="1" meta:paragraph-count="20" meta:word-count="359" meta:character-count="2889" meta:non-whitespace-character-count="2543"/>
  </office:meta>
</office:document-meta>
</file>